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22.009cm" svg:height="11.057cm" svg:x="0.027cm" svg:y="3.234cm">
            <draw:object draw:notify-on-update-of-ranges="List1.A1:List1.A1 List1.A2:List1.A5 List1.B1:List1.B1 List1.B2:List1.B5 List1.C1:List1.C1 List1.C2:List1.C5 List1.D1:List1.D1 List1.D2:List1.D5 List1.E1:List1.E1 List1.E2:Lis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882cm" svg:height="11.069cm" svg:x="26.622cm" svg:y="3.182cm">
            <draw:object draw:notify-on-update-of-ranges="List1.L1:List1.L1 List1.L2:List1.L5 List1.M1:List1.M1 List1.M2:List1.M5 List1.N1:List1.N1 List1.N2:List1.N5 List1.O1:List1.O1 List1.O2:List1.O5 List1.P1:List1.P1 List1.P2:List1.P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PostgreSql</text:p>
          </table:table-cell>
          <table:table-cell table:number-columns-repeated="6"/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PostgreSql</text:p>
          </table:table-cell>
        </table:table-row>
        <table:table-row table:style-name="ro1">
          <table:table-cell office:value-type="string" calcext:value-type="string">
            <text:p>Loose without indexe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Loose without indexe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ose with indexe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Loose with indexe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rict without index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Strict without indexes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rict with indexe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Strict with index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č</number:text>
    </number:number-style>
    <number:number-style style:name="N114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7P0"/>
    </number:number-style>
    <number:date-style style:name="N118">
      <number:day/>
      <number:text>.</number:text>
      <number:month/>
      <number:text>.</number:text>
      <number:year number:style="long"/>
    </number:date-style>
    <number:date-style style:name="N119">
      <number:day/>
      <number:text>.</number:text>
      <number:month number:textual="true"/>
      <number:text>.</number:text>
      <number:year/>
    </number:date-style>
    <number:date-style style:name="N120">
      <number:day/>
      <number:text>.</number:text>
      <number:month number:textual="true"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2P2" style:volatile="true">
      <number:text> </number:text>
      <number:fill-character> </number:fill-character>
      <number:text>-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č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8:27:30.629000000</meta:creation-date>
    <dc:date>2024-05-20T21:21:14.599000000</dc:date>
    <meta:editing-duration>PT2H53M43S</meta:editing-duration>
    <meta:editing-cycles>2</meta:editing-cycles>
    <meta:generator>LibreOffice/7.6.3.2$Windows_X86_64 LibreOffice_project/29d686fea9f6705b262d369fede658f824154cc0</meta:generator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1cm" svg:height="11.058cm" xlink:href=".." xlink:type="simple" chart:class="chart:bar" chart:style-name="ch1">
        <chart:legend chart:legend-position="end" svg:x="19.562cm" svg:y="4.483cm" style:legend-expansion="high" chart:style-name="ch2"/>
        <chart:plot-area chart:style-name="ch3" table:cell-range-address="List1.A1:List1.E5" chart:data-source-has-labels="both" svg:x="0.44cm" svg:y="0.221cm" svg:width="18.682cm" svg:height="10.616cm">
          <chart:coordinate-region svg:x="1.061cm" svg:y="0.42cm" svg:width="18.061cm" svg:height="9.77cm"/>
          <chart:axis chart:dimension="x" chart:name="primary-x" chart:style-name="ch4" chartooo:axis-type="auto">
            <chartooo:date-scale/>
            <chart:categories table:cell-range-address="List1.A2:Lis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2:List1.B5" chart:label-cell-address="List1.B1:List1.B1" chart:class="chart:bar">
            <chart:data-point chart:repeated="4"/>
          </chart:series>
          <chart:series chart:style-name="ch8" chart:values-cell-range-address="List1.C2:List1.C5" chart:label-cell-address="List1.C1:List1.C1" chart:class="chart:bar">
            <chart:data-point chart:repeated="4"/>
          </chart:series>
          <chart:series chart:style-name="ch9" chart:values-cell-range-address="List1.D2:List1.D5" chart:label-cell-address="List1.D1:List1.D1" chart:class="chart:bar">
            <chart:data-point chart:repeated="4"/>
          </chart:series>
          <chart:series chart:style-name="ch10" chart:values-cell-range-address="List1.E2:List1.E5" chart:label-cell-address="List1.E1:List1.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  <draw:g>
                  <svg:desc>List1.B1:List1.B1</svg:desc>
                </draw:g>
              </table:table-cell>
              <table:table-cell office:value-type="string">
                <text:p>Oracle</text:p>
                <draw:g>
                  <svg:desc>List1.C1:List1.C1</svg:desc>
                </draw:g>
              </table:table-cell>
              <table:table-cell office:value-type="string">
                <text:p>MySql</text:p>
                <draw:g>
                  <svg:desc>List1.D1:List1.D1</svg:desc>
                </draw:g>
              </table:table-cell>
              <table:table-cell office:value-type="string">
                <text:p>PostgreSql</text:p>
                <draw:g>
                  <svg:desc>List1.E1:Lis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ose without indexes</text:p>
                <draw:g>
                  <svg:desc>List1.A2:List1.A5</svg:desc>
                </draw:g>
              </table:table-cell>
              <table:table-cell office:value-type="float" office:value="21">
                <text:p>21</text:p>
                <draw:g>
                  <svg:desc>List1.B2:List1.B5</svg:desc>
                </draw:g>
              </table:table-cell>
              <table:table-cell office:value-type="float" office:value="18">
                <text:p>18</text:p>
                <draw:g>
                  <svg:desc>List1.C2:List1.C5</svg:desc>
                </draw:g>
              </table:table-cell>
              <table:table-cell office:value-type="float" office:value="18">
                <text:p>18</text:p>
                <draw:g>
                  <svg:desc>List1.D2:List1.D5</svg:desc>
                </draw:g>
              </table:table-cell>
              <table:table-cell office:value-type="float" office:value="14">
                <text:p>14</text:p>
                <draw:g>
                  <svg:desc>List1.E2:List1.E5</svg:desc>
                </draw:g>
              </table:table-cell>
            </table:table-row>
            <table:table-row>
              <table:table-cell office:value-type="string">
                <text:p>Loose with indexes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trict without indexes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trict with indexes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83cm" svg:height="11.07cm" xlink:href=".." xlink:type="simple" chart:class="chart:bar" chart:style-name="ch1">
        <chart:legend chart:legend-position="end" svg:x="19.435cm" svg:y="4.489cm" style:legend-expansion="high" chart:style-name="ch2"/>
        <chart:plot-area chart:style-name="ch3" table:cell-range-address="List1.L1:List1.P5" chart:data-source-has-labels="both" svg:x="0.437cm" svg:y="0.221cm" svg:width="18.561cm" svg:height="10.628cm">
          <chart:coordinate-region svg:x="1.058cm" svg:y="0.42cm" svg:width="17.94cm" svg:height="9.782cm"/>
          <chart:axis chart:dimension="x" chart:name="primary-x" chart:style-name="ch4" chartooo:axis-type="auto">
            <chartooo:date-scale/>
            <chart:categories table:cell-range-address="List1.L2:List1.L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M2:List1.M5" chart:label-cell-address="List1.M1:List1.M1" chart:class="chart:bar">
            <chart:data-point chart:repeated="4"/>
          </chart:series>
          <chart:series chart:style-name="ch8" chart:values-cell-range-address="List1.N2:List1.N5" chart:label-cell-address="List1.N1:List1.N1" chart:class="chart:bar">
            <chart:data-point chart:repeated="4"/>
          </chart:series>
          <chart:series chart:style-name="ch9" chart:values-cell-range-address="List1.O2:List1.O5" chart:label-cell-address="List1.O1:List1.O1" chart:class="chart:bar">
            <chart:data-point chart:repeated="4"/>
          </chart:series>
          <chart:series chart:style-name="ch10" chart:values-cell-range-address="List1.P2:List1.P5" chart:label-cell-address="List1.P1:List1.P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  <draw:g>
                  <svg:desc>List1.M1:List1.M1</svg:desc>
                </draw:g>
              </table:table-cell>
              <table:table-cell office:value-type="string">
                <text:p>Oracle</text:p>
                <draw:g>
                  <svg:desc>List1.N1:List1.N1</svg:desc>
                </draw:g>
              </table:table-cell>
              <table:table-cell office:value-type="string">
                <text:p>MySql</text:p>
                <draw:g>
                  <svg:desc>List1.O1:List1.O1</svg:desc>
                </draw:g>
              </table:table-cell>
              <table:table-cell office:value-type="string">
                <text:p>PostgreSql</text:p>
                <draw:g>
                  <svg:desc>List1.P1:Lis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ose without indexes</text:p>
                <draw:g>
                  <svg:desc>List1.L2:List1.L5</svg:desc>
                </draw:g>
              </table:table-cell>
              <table:table-cell office:value-type="float" office:value="17">
                <text:p>17</text:p>
                <draw:g>
                  <svg:desc>List1.M2:List1.M5</svg:desc>
                </draw:g>
              </table:table-cell>
              <table:table-cell office:value-type="float" office:value="17">
                <text:p>17</text:p>
                <draw:g>
                  <svg:desc>List1.N2:List1.N5</svg:desc>
                </draw:g>
              </table:table-cell>
              <table:table-cell office:value-type="float" office:value="14">
                <text:p>14</text:p>
                <draw:g>
                  <svg:desc>List1.O2:List1.O5</svg:desc>
                </draw:g>
              </table:table-cell>
              <table:table-cell office:value-type="float" office:value="12">
                <text:p>12</text:p>
                <draw:g>
                  <svg:desc>List1.P2:List1.P5</svg:desc>
                </draw:g>
              </table:table-cell>
            </table:table-row>
            <table:table-row>
              <table:table-cell office:value-type="string">
                <text:p>Loose with indexes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trict without indexes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trict with indexes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